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437in"/>
    </style:style>
    <style:style style:name="co2" style:family="table-column">
      <style:table-column-properties fo:break-before="auto" style:column-width="5.6319in"/>
    </style:style>
    <style:style style:name="co3" style:family="table-column">
      <style:table-column-properties fo:break-before="auto" style:column-width="3.8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STATISTICS MISSING AP 6 Algorithms ap vector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n,o,9,t,v,x,y,7,aa,ab,ac,11,ad,ae,3,ag,ah,ai,aj,an,ao,ap,1,4,5,</text:p>
          </table:table-cell>
          <table:table-cell office:value-type="string">
            <text:p>9,7,ab,11,ad,ae,ag,ah,ai,ao,ap,</text:p>
          </table:table-cell>
          <table:table-cell office:value-type="string">
            <text:p>9,7,ab,11,ad,ae,ag,ah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e,j,9,t,v,x,y,7,aa,ab,ac,11,ad,3,ag,ah,ai,aj,am,an,ao,ap,8,1,4,</text:p>
          </table:table-cell>
          <table:table-cell office:value-type="string">
            <text:p>a,e,j,y,7,ab,ac,11,ag,ai,aj,am,ap,</text:p>
          </table:table-cell>
          <table:table-cell office:value-type="string">
            <text:p>a,e,j,y,7,ab,ac,11,ag,ai,aj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l,n,t,v,x,y,7,aa,ab,ac,11,ad,ae,3,ag,ah,ai,aj,an,ao,ap,8,12,1,5,</text:p>
          </table:table-cell>
          <table:table-cell office:value-type="string">
            <text:p>n,7,ab,11,ae,ag,ai,aj,ao,ap,5,</text:p>
          </table:table-cell>
          <table:table-cell office:value-type="string">
            <text:p>n,7,ab,11,ae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n,9,t,v,x,y,7,aa,ab,ac,11,ad,3,ag,ah,ai,aj,am,an,ao,ap,8,1,4,5,</text:p>
          </table:table-cell>
          <table:table-cell office:value-type="string">
            <text:p>k,9,7,ab,ad,ag,ah,ai,aj,am,ao,ap,</text:p>
          </table:table-cell>
          <table:table-cell office:value-type="string">
            <text:p>k,9,7,ab,ad,ag,ah,ai,aj,am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j,l,n,9,t,v,x,7,aa,ab,ac,11,ad,ae,3,ag,ah,ai,aj,am,an,ap,8,12,1,4,5,</text:p>
          </table:table-cell>
          <table:table-cell office:value-type="string">
            <text:p>9,7,ab,11,ag,am,ap,4,</text:p>
          </table:table-cell>
          <table:table-cell office:value-type="string">
            <text:p>9,7,ab,11,ag,am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ILE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n,o,9,t,v,x,y,7,aa,ab,ac,11,ad,3,ag,ah,ai,aj,an,ao,ap,8,1,5,</text:p>
          </table:table-cell>
          <table:table-cell office:value-type="string">
            <text:p>a,n,o,7,ab,ac,11,ag,ai,aj,ao,ap,5,</text:p>
          </table:table-cell>
          <table:table-cell office:value-type="string">
            <text:p>a,n,o,7,ab,ac,11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l,n,o,t,v,x,y,7,aa,ab,ac,11,ad,ae,3,ag,ah,ai,aj,an,ao,ap,8,1,5,</text:p>
          </table:table-cell>
          <table:table-cell office:value-type="string">
            <text:p>a,k,n,7,ab,ac,11,ag,ai,aj,ao,ap,5,</text:p>
          </table:table-cell>
          <table:table-cell office:value-type="string">
            <text:p>a,k,n,7,ab,ac,11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n,9,t,v,x,y,7,aa,ab,ac,11,ad,3,ag,ah,ai,aj,am,an,ao,ap,8,1,4,5,</text:p>
          </table:table-cell>
          <table:table-cell office:value-type="string">
            <text:p>k,9,7,ab,ad,ag,ah,ai,aj,am,ao,ap,</text:p>
          </table:table-cell>
          <table:table-cell office:value-type="string">
            <text:p>k,9,7,ab,ad,ag,ah,ai,aj,am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j,n,9,t,v,x,y,7,aa,ab,ac,11,ad,ae,3,ag,ah,ai,aj,am,an,ao,ap,8,1,4,5,</text:p>
          </table:table-cell>
          <table:table-cell office:value-type="string">
            <text:p>j,n,7,ab,ad,ag,ah,ai,aj,am,ao,ap,4,5,</text:p>
          </table:table-cell>
          <table:table-cell office:value-type="string">
            <text:p>j,n,7,ab,ad,ag,ah,ai,aj,am,ao,ap,4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t,v,x,y,7,aa,ab,ac,11,ad,3,ag,ah,ai,aj,am,an,ap,8,1,4,5,</text:p>
          </table:table-cell>
          <table:table-cell office:value-type="string">
            <text:p>n,y,7,ab,ac,11,ad,ag,ah,ai,aj,am,ap,4,5,</text:p>
          </table:table-cell>
          <table:table-cell office:value-type="string">
            <text:p>n,y,7,ab,ac,11,ad,ag,ah,ai,aj,am,ap,4,5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MISSING AP 6 Algorithms ap vector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7/49</text:p>
          </table:table-cell>
          <table:table-cell table:number-columns-repeated="2" office:value-type="string">
            <text:p>2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75.5102040816327">
            <text:p>75.51</text:p>
          </table:table-cell>
          <table:table-cell table:number-columns-repeated="2" office:value-type="float" office:value="51.0204081632653">
            <text:p>51.0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i,j,k,l,n,9,t,v,y,7,aa,ab,13,ac,11,ad,ae,3,af,ag,ah,ai,aj,ak,al,am,an,ao,ap,8,12,1,2,4,6,</text:p>
          </table:table-cell>
          <table:table-cell office:value-type="string">
            <text:p>a,c,j,k,l,n,9,t,y,7,aa,ac,11,ad,ae,ag,ah,ai,aj,al,am,an,ap,1,2,</text:p>
          </table:table-cell>
          <table:table-cell office:value-type="string">
            <text:p>a,c,j,k,l,n,9,t,y,7,aa,ac,11,ad,ae,ag,ah,ai,aj,al,am,an,ap,1,2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15:16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